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90000000C830D37677DF61C59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c91b9" officeooo:paragraph-rsid="00018e48"/>
    </style:style>
    <style:style style:name="P2" style:family="paragraph" style:parent-style-name="Standard">
      <style:text-properties officeooo:rsid="00018e48" officeooo:paragraph-rsid="00018e48"/>
    </style:style>
    <style:style style:name="P3" style:family="paragraph" style:parent-style-name="Standard">
      <style:text-properties fo:font-weight="bold" officeooo:rsid="00018e48" officeooo:paragraph-rsid="00018e48" style:font-weight-asian="bold" style:font-weight-complex="bold"/>
    </style:style>
    <style:style style:name="P4" style:family="paragraph" style:parent-style-name="Standard">
      <style:paragraph-properties fo:text-align="end" style:justify-single-word="false"/>
      <style:text-properties fo:font-weight="bold" officeooo:rsid="00018e48" officeooo:paragraph-rsid="00018e48" style:font-weight-asian="bold" style:font-weight-complex="bold"/>
    </style:style>
    <style:style style:name="P5" style:family="paragraph" style:parent-style-name="Standard">
      <style:paragraph-properties fo:text-align="start" style:justify-single-word="false"/>
      <style:text-properties fo:font-weight="normal" officeooo:rsid="00018e48" officeooo:paragraph-rsid="00018e48" style:font-weight-asian="normal" style:font-weight-complex="normal"/>
    </style:style>
    <style:style style:name="P6" style:family="paragraph" style:parent-style-name="Text_20_body">
      <style:text-properties officeooo:rsid="00018e48" officeooo:paragraph-rsid="00018e48"/>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Preformatted_20_Text">
      <style:text-properties style:font-name="Liberation Serif" fo:font-size="12pt" officeooo:rsid="00085d77" officeooo:paragraph-rsid="00085d77" style:font-size-asian="10.5pt" style:font-size-complex="12pt"/>
    </style:style>
    <style:style style:name="P11" style:family="paragraph" style:parent-style-name="Preformatted_20_Text">
      <style:text-properties style:font-name="Liberation Serif" fo:font-size="12pt" officeooo:rsid="000c3452" officeooo:paragraph-rsid="000c3452" style:font-size-asian="10.5pt" style:font-size-complex="12pt"/>
    </style:style>
    <style:style style:name="P12" style:family="paragraph" style:parent-style-name="Text_20_body">
      <style:text-properties officeooo:rsid="00018e48" officeooo:paragraph-rsid="00018e48"/>
    </style:style>
    <style:style style:name="P13" style:family="paragraph" style:parent-style-name="Text_20_body">
      <style:text-properties officeooo:rsid="00027989" officeooo:paragraph-rsid="00027989"/>
    </style:style>
    <style:style style:name="P14" style:family="paragraph" style:parent-style-name="Text_20_body">
      <style:text-properties officeooo:rsid="0003aaa3" officeooo:paragraph-rsid="0003aaa3"/>
    </style:style>
    <style:style style:name="P15" style:family="paragraph" style:parent-style-name="Text_20_body">
      <style:text-properties officeooo:rsid="000536ee" officeooo:paragraph-rsid="000536ee"/>
    </style:style>
    <style:style style:name="P16" style:family="paragraph" style:parent-style-name="Text_20_body">
      <style:text-properties officeooo:paragraph-rsid="000536ee"/>
    </style:style>
    <style:style style:name="P17" style:family="paragraph" style:parent-style-name="Text_20_body">
      <style:text-properties style:font-name="Liberation Serif" officeooo:paragraph-rsid="000536ee"/>
    </style:style>
    <style:style style:name="P18" style:family="paragraph" style:parent-style-name="Text_20_body">
      <style:text-properties style:font-name="Liberation Serif" officeooo:rsid="0007e0ea" officeooo:paragraph-rsid="0007e0ea"/>
    </style:style>
    <style:style style:name="P19" style:family="paragraph" style:parent-style-name="Text_20_body">
      <style:text-properties officeooo:rsid="0007e0ea" officeooo:paragraph-rsid="0007e0ea"/>
    </style:style>
    <style:style style:name="P20" style:family="paragraph" style:parent-style-name="Text_20_body">
      <style:text-properties officeooo:rsid="00089f84" officeooo:paragraph-rsid="00089f84"/>
    </style:style>
    <style:style style:name="P21" style:family="paragraph" style:parent-style-name="Text_20_body">
      <style:text-properties officeooo:paragraph-rsid="00089f84"/>
    </style:style>
    <style:style style:name="P22" style:family="paragraph" style:parent-style-name="Text_20_body">
      <style:text-properties officeooo:rsid="000a7eba" officeooo:paragraph-rsid="000a7eba"/>
    </style:style>
    <style:style style:name="P23" style:family="paragraph" style:parent-style-name="Text_20_body">
      <style:text-properties style:text-underline-style="none" officeooo:rsid="000a7eba" officeooo:paragraph-rsid="000a7eba"/>
    </style:style>
    <style:style style:name="P24" style:family="paragraph" style:parent-style-name="Text_20_body">
      <style:text-properties officeooo:rsid="000c3452" officeooo:paragraph-rsid="000c3452"/>
    </style:style>
    <style:style style:name="T1" style:family="text">
      <style:text-properties officeooo:rsid="00018e48"/>
    </style:style>
    <style:style style:name="T2" style:family="text">
      <style:text-properties style:font-name="Liberation Sans" fo:font-size="16.1000003814697pt" fo:font-weight="bold" officeooo:rsid="0003aaa3" style:font-name-asian="Noto Sans CJK SC" style:font-size-asian="16.1000003814697pt" style:font-weight-asian="bold" style:font-name-complex="Lohit Devanagari" style:font-size-complex="16.1000003814697pt" style:font-weight-complex="bold"/>
    </style:style>
    <style:style style:name="T3" style:family="text">
      <style:text-properties style:font-name="Liberation Sans" fo:font-size="16.1000003814697pt" fo:font-weight="bold" officeooo:rsid="000b54f4" style:font-name-asian="Noto Sans CJK SC" style:font-size-asian="16.1000003814697pt" style:font-weight-asian="bold" style:font-name-complex="Lohit Devanagari" style:font-size-complex="16.1000003814697pt" style:font-weight-complex="bold"/>
    </style:style>
    <style:style style:name="T4" style:family="text">
      <style:text-properties officeooo:rsid="000536ee"/>
    </style:style>
    <style:style style:name="T5" style:family="text">
      <style:text-properties officeooo:rsid="0006e1b8"/>
    </style:style>
    <style:style style:name="T6" style:family="text">
      <style:text-properties officeooo:rsid="00085d77"/>
    </style:style>
    <style:style style:name="T7" style:family="text">
      <style:text-properties officeooo:rsid="00089f84"/>
    </style:style>
    <style:style style:name="T8" style:family="text">
      <style:text-properties officeooo:rsid="000a7eb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ERRAMIENTAS HTML Y CSS 1</text:p>
      <text:p text:style-name="P3">PEC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PASCUAL ORDIÑANA SOLER</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7"><text:a xlink:type="simple" xlink:href="#__RefHeading___Toc228_4066936870" text:style-name="Index_20_Link" text:visited-style-name="Index_20_Link">1. Introducción<text:tab/>3</text:a></text:p>
          <text:p text:style-name="P7"><text:a xlink:type="simple" xlink:href="#__RefHeading___Toc230_4066936870" text:style-name="Index_20_Link" text:visited-style-name="Index_20_Link">2. Documentación<text:tab/>3</text:a></text:p>
          <text:p text:style-name="P8"><text:a xlink:type="simple" xlink:href="#__RefHeading___Toc232_4066936870" text:style-name="Index_20_Link" text:visited-style-name="Index_20_Link">2.1 Clip-path en la portada<text:tab/>3</text:a></text:p>
          <text:p text:style-name="P8"><text:a xlink:type="simple" xlink:href="#__RefHeading___Toc234_4066936870" text:style-name="Index_20_Link" text:visited-style-name="Index_20_Link">2.1 Imágenes añadidas en pagina detalles.html<text:tab/>4</text:a></text:p>
          <text:p text:style-name="P8"><text:a xlink:type="simple" xlink:href="#__RefHeading___Toc236_4066936870" text:style-name="Index_20_Link" text:visited-style-name="Index_20_Link">2.3 Animación CSS<text:tab/>5</text:a></text:p>
          <text:p text:style-name="P8"><text:a xlink:type="simple" xlink:href="#__RefHeading___Toc238_4066936870" text:style-name="Index_20_Link" text:visited-style-name="Index_20_Link">2.4 Listado de imágenes optimizadas<text:tab/>5</text:a></text:p>
          <text:p text:style-name="P9"><text:a xlink:type="simple" xlink:href="#__RefHeading___Toc240_4066936870" text:style-name="Index_20_Link" text:visited-style-name="Index_20_Link">2.4.1 Imagen Elon Musk<text:tab/>5</text:a></text:p>
          <text:p text:style-name="P9"><text:a xlink:type="simple" xlink:href="#__RefHeading___Toc242_4066936870" text:style-name="Index_20_Link" text:visited-style-name="Index_20_Link">2.4.2 Imagen Crew Dragon<text:tab/>6</text:a></text:p>
          <text:p text:style-name="P9"><text:a xlink:type="simple" xlink:href="#__RefHeading___Toc244_4066936870" text:style-name="Index_20_Link" text:visited-style-name="Index_20_Link">2.4.3 Imagen Luna<text:tab/>6</text:a></text:p>
          <text:p text:style-name="P7"><text:a xlink:type="simple" xlink:href="#__RefHeading___Toc246_4066936870" text:style-name="Index_20_Link" text:visited-style-name="Index_20_Link">3. Repositorio GitHub y Netlify<text:tab/>6</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228_4066936870"/><text:soft-page-break/>1. Introducción<text:bookmark-end text:name="__RefHeading___Toc228_4066936870"/></text:h>
      <text:p text:style-name="Text_20_body"/>
      <text:p text:style-name="P6">En esta documentación se encuentra la mejora de la gestión de las imágenes del proyecto web realizado durante la asignatura.</text:p>
      <text:p text:style-name="P6"/>
      <text:h text:style-name="Heading_20_1" text:outline-level="1"><text:bookmark-start text:name="__RefHeading___Toc230_4066936870"/>2. Documentación<text:bookmark-end text:name="__RefHeading___Toc230_4066936870"/></text:h>
      <text:p text:style-name="Text_20_body"/>
      <text:h text:style-name="Heading_20_2" text:outline-level="2"><text:bookmark-start text:name="__RefHeading___Toc232_4066936870"/>2.1 <text:span text:style-name="T2">Clip-path en la portada</text:span><text:bookmark-end text:name="__RefHeading___Toc232_4066936870"/></text:h>
      <text:p text:style-name="Text_20_body"/>
      <text:p text:style-name="P6">En la portada se ha añadido un recurso grafico editado con clip-path. El código es el siguiente y se encuentra en la pagina index.html:</text:p>
      <text:p text:style-name="P6"/>
      <text:p text:style-name="Preformatted_20_Text">&lt;img class="clip-svg" src="assets/images/portada/imgRocket.jpg" alt="Rocket"&gt;</text:p>
      <text:p text:style-name="Preformatted_20_Text"><text:s text:c="8"/>&lt;svg width="20%" height="20%"&gt;</text:p>
      <text:p text:style-name="Preformatted_20_Text"><text:s text:c="10"/>&lt;defs&gt;</text:p>
      <text:p text:style-name="Preformatted_20_Text"><text:s text:c="12"/>&lt;clipPath id="myClip"&gt;</text:p>
      <text:p text:style-name="Preformatted_20_Text"><text:s text:c="14"/>&lt;text class="clip-svg__text" lengthAdjust="spacing" font-size="24vh" font-weight="700" x="20%" y="300%"&gt;</text:p>
      <text:p text:style-name="Preformatted_20_Text"><text:s text:c="16"/>Viajes &lt;/text&gt;</text:p>
      <text:p text:style-name="Preformatted_20_Text"><text:s text:c="12"/>&lt;/clipPath&gt;</text:p>
      <text:p text:style-name="Preformatted_20_Text"><text:s text:c="10"/>&lt;/defs&gt;</text:p>
      <text:p text:style-name="Preformatted_20_Text"><text:s text:c="8"/>&lt;/svg&gt;</text:p>
      <text:p text:style-name="P6"/>
      <text:p text:style-name="P13">Se muestra el texto “Viajes” sobre la imagen “imgRocket.jpg”. <text:s/>El elemento imagen con class clip-svg contiene la imagen que se ve de fondo. Se tiene que definir el width y el height a 100% para que la imagen no se utiliza en su tamaño real. De esta manera se adapta a su contenedor y lo que aparece por debajo de las letras es mas representativo.</text:p>
      <text:p text:style-name="P14">El texto esta posicionado con porcentajes para que su visualización en dispositivos móviles sea correcta. Los valores de x e y son los necesarios para posicionar el texto en el centro del contenedor.</text:p>
      <text:p text:style-name="P14"/>
      <text:h text:style-name="Heading_20_2" text:outline-level="2"><text:soft-page-break/></text:h>
      <text:h text:style-name="Heading_20_2" text:outline-level="2"/>
      <text:h text:style-name="Heading_20_2" text:outline-level="2"><text:bookmark-start text:name="__RefHeading___Toc234_4066936870"/>2.1 <text:span text:style-name="T2">Imágenes añadidas </text:span><text:span text:style-name="T3">en</text:span><text:span text:style-name="T2"> pagina detalles.html</text:span><text:bookmark-end text:name="__RefHeading___Toc234_4066936870"/></text:h>
      <text:p text:style-name="Text_20_body"/>
      <text:p text:style-name="P14">La pagina de detalle de nuestro proyecto es detalles.html, contiene información sobre una de las compañías que <text:span text:style-name="T4">mostramos en la pagina viajes.</text:span></text:p>
      <text:p text:style-name="P15">Hemos añadido el logo de la empresa SpaceX con un formato svg. El formato svg nos garantiza una correcta visualización en los diferentes dispositivos que se puedan utilizar.</text:p>
      <text:p text:style-name="P15"/>
      <text:p text:style-name="Preformatted_20_Text">&lt;figure&gt;</text:p>
      <text:p text:style-name="Preformatted_20_Text">&lt;img class="article__img" src="assets/images/logos/SpaceX-logo-2.png" alt="Logo SpaceX"&gt;</text:p>
      <text:p text:style-name="Preformatted_20_Text">&lt;/figure&gt;</text:p>
      <text:p text:style-name="P15"/>
      <text:p text:style-name="P16"><text:span text:style-name="T4">La imagen de Elon Musk es en formato webp y para cargarla hemos utilizado el atributo srcset con </text:span><text:span text:style-name="T5">la característica de comprobar la densidad de pixeles para elegir que imagen mostrar. Tenemos tres imágenes diferentes para mostrar que sus resoluciones son diferentes. Para pantallas mas grandes utilizara 3x, para medianas 2x y para standard 1x.</text:span></text:p>
      <text:p text:style-name="P16"/>
      <text:p text:style-name="Preformatted_20_Text">&lt;figure&gt;</text:p>
      <text:p text:style-name="Preformatted_20_Text"><text:tab/>&lt;img class="article__img" </text:p>
      <text:p text:style-name="Preformatted_20_Text"><text:tab/>srcset="assets/images//detalles/elon-musk@2x.webp 2x,</text:p>
      <text:p text:style-name="Preformatted_20_Text"><text:tab/>assets/images//detalles/elon-musk@3x.webp 3x" </text:p>
      <text:p text:style-name="Preformatted_20_Text"><text:tab/>src="assets/images/detalles/elon-musk.webp" </text:p>
      <text:p text:style-name="Preformatted_20_Text"><text:tab/>alt="Elon Musk"&gt;</text:p>
      <text:p text:style-name="Preformatted_20_Text">&lt;/figure&gt;</text:p>
      <text:p text:style-name="P18"/>
      <text:p text:style-name="P18">La imagen de la nave Crew Dragon utiliza el tag picture para cargar dependiendo del tamaño de la pantalla donde se esta visualizando una de las dos imágenes disponibles. </text:p>
      <text:p text:style-name="Preformatted_20_Text">&lt;picture&gt;</text:p>
      <text:p text:style-name="Preformatted_20_Text"><text:tab/>&lt;source media="(max-width: 799px)" <text:tab/><text:tab/><text:tab/>srcset="/src/assets/images/detalles/spaceXCrewDragon-480w.jpg"&gt;</text:p>
      <text:p text:style-name="Preformatted_20_Text"><text:tab/>&lt;source media="(min-width: 800px)" <text:tab/>srcset="/src/assets/images/detalles/spaceXCrewDragon.jpg"&gt;</text:p>
      <text:p text:style-name="Preformatted_20_Text"><text:tab/>&lt;img <text:s/>class="article__img" src="/src/assets/images/detalles/spaceXCrewDragon.jpg" <text:tab/>alt="Crew Dragon Resilence"&gt;</text:p>
      <text:p text:style-name="Preformatted_20_Text">&lt;/picture&gt; </text:p>
      <text:p text:style-name="P17"/>
      <text:p text:style-name="P18"><text:soft-page-break/>Utilizamos dos imágenes diferentes una para resoluciones menores de 799px y otra para resoluciones mayores de 800px. Con esto conseguimos que en dispositivos móviles nos muestre la cabeza de la nave entera. Si no aplicáramos dirección de arte en este tipo de imágenes, la parte mas importante de la imagen la perderíamos de vista.</text:p>
      <text:p text:style-name="P15"/>
      <text:h text:style-name="Heading_20_2" text:outline-level="2"><text:bookmark-start text:name="__RefHeading___Toc236_4066936870"/>2.3 Animación CSS<text:bookmark-end text:name="__RefHeading___Toc236_4066936870"/></text:h>
      <text:p text:style-name="Text_20_body"/>
      <text:p text:style-name="P19">En la pagina sobrenosotros.html hemos añadido una animación CSS con SVG. Hemos creado un svg text <text:span text:style-name="T6">que aparece de detrás a delante. La animación la controlamos con el siguiente código en el archivo _nosotros.scss:</text:span></text:p>
      <text:p text:style-name="Preformatted_20_Text">@keyframes bounceIn {</text:p>
      <text:p text:style-name="Preformatted_20_Text"><text:s text:c="2"/>0% {</text:p>
      <text:p text:style-name="Preformatted_20_Text"><text:s text:c="4"/>transform: scale(0.1);</text:p>
      <text:p text:style-name="Preformatted_20_Text"><text:s text:c="4"/>opacity: 0;</text:p>
      <text:p text:style-name="Preformatted_20_Text"><text:s text:c="2"/>}</text:p>
      <text:p text:style-name="Preformatted_20_Text"><text:s text:c="2"/>60% {</text:p>
      <text:p text:style-name="Preformatted_20_Text"><text:s text:c="4"/>transform: scale(1.2);</text:p>
      <text:p text:style-name="Preformatted_20_Text"><text:s text:c="4"/>opacity: 1;</text:p>
      <text:p text:style-name="Preformatted_20_Text"><text:s text:c="2"/>}</text:p>
      <text:p text:style-name="Preformatted_20_Text"><text:s text:c="2"/>100% {</text:p>
      <text:p text:style-name="Preformatted_20_Text"><text:s text:c="4"/>transform: scale(1);</text:p>
      <text:p text:style-name="Preformatted_20_Text"><text:s text:c="2"/>}</text:p>
      <text:p text:style-name="Preformatted_20_Text">}</text:p>
      <text:p text:style-name="Preformatted_20_Text"/>
      <text:p text:style-name="P10">En la animación estamos configurando que cuando este en el 0% de animación ejecutada el texto sea transparente y escalado al 0.1 de su tamaño. Cuando este al 60% que se haga grande hasta el 1.2 de su tamaño y totalmente opaco y cuando finaliza que se muestre en su tamaño normal.</text:p>
      <text:p text:style-name="P10"/>
      <text:h text:style-name="Heading_20_2" text:outline-level="2"><text:bookmark-start text:name="__RefHeading___Toc238_4066936870"/>2.4 Listado de imágenes optimizadas<text:bookmark-end text:name="__RefHeading___Toc238_4066936870"/></text:h>
      <text:p text:style-name="Text_20_body"/>
      <text:h text:style-name="Heading_20_3" text:outline-level="3"><text:bookmark-start text:name="__RefHeading___Toc240_4066936870"/>2.4.1 Imagen Elon Musk<text:bookmark-end text:name="__RefHeading___Toc240_4066936870"/></text:h>
      <text:p text:style-name="Text_20_body"/>
      <text:p text:style-name="P20">Hemos ampliado por 2 y por 3 la imagen para poder cargarla en diferentes dpi. La idea era simular el cambio de imagen en diferentes tipos de pantalla y conseguir agilizar el método de carga. Cada imagen aumentada lógicamente aumenta su tamaño. </text:p>
      <text:p text:style-name="P20">La original tiene un peso de 24,8kB, la 2x 55kB y la 3x 97,4kB. En este caso al aumentar la imagen vemos como se distorsiona porque hemos aumentado el tamaño de la imagen original.</text:p>
      <text:p text:style-name="P20"/>
      <text:p text:style-name="P20"><text:soft-page-break/></text:p>
      <text:h text:style-name="Heading_20_3" text:outline-level="3"><text:bookmark-start text:name="__RefHeading___Toc242_4066936870"/>2.4.2 Imagen Crew Dragon<text:bookmark-end text:name="__RefHeading___Toc242_4066936870"/></text:h>
      <text:p text:style-name="P21"><text:span text:style-name="T7">Con esta imagen hemos utilizado dirección de arte y para dispositivos móviles tenemos una imagen mas pequeña </text:span><text:span text:style-name="T8">que muestra lo importante</text:span><text:span text:style-name="T7">. El tamaño de la original es de <text:s/>696,4kB y la modificada y adaptada a dispositivos móviles </text:span><text:span text:style-name="T8">es de 224,3kB. Hemos obtenido una mejora para dispositivos móviles a la hora de cargar.</text:span></text:p>
      <text:p text:style-name="P21"/>
      <text:h text:style-name="Heading_20_3" text:outline-level="3"><text:bookmark-start text:name="__RefHeading___Toc244_4066936870"/>2.4.3 Imagen Luna<text:bookmark-end text:name="__RefHeading___Toc244_4066936870"/></text:h>
      <text:p text:style-name="P24">Con la imagen de la luna de la pagina destinos utilizamos 3 tipos de imágenes distintas con diferentes tamaños. </text:p>
      <text:p text:style-name="Preformatted_20_Text">&lt;figure class="figure"&gt;</text:p>
      <text:p text:style-name="Preformatted_20_Text"><text:tab/>&lt;img class="figure__image figure__image--destinos"</text:p>
      <text:p text:style-name="Preformatted_20_Text"><text:tab/>src="./assets/images/destinos/destinosLuna320.jpg" </text:p>
      <text:p text:style-name="Preformatted_20_Text"><text:tab/>srcset="./assets/images/destinos/destinosLuna.jpg 1411w,</text:p>
      <text:p text:style-name="Preformatted_20_Text"><text:tab/>./assets/images/destinos/destinosLuna800.jpg 800w,</text:p>
      <text:p text:style-name="Preformatted_20_Text"><text:tab/>./assets/images/destinos/destinosLuna320.jpg 320w" <text:s text:c="2"/></text:p>
      <text:p text:style-name="Preformatted_20_Text"><text:tab/>sizes="(max-width:480px) 100vw, (max-width:1200px) 50vw"</text:p>
      <text:p text:style-name="Preformatted_20_Text"><text:tab/>alt="La Luna"&gt;</text:p>
      <text:p text:style-name="Preformatted_20_Text">&lt;figcaption class="figure__image__figcaption"&gt;La Luna&lt;/figcaption&gt;</text:p>
      <text:p text:style-name="Preformatted_20_Text">&lt;/figure&gt;</text:p>
      <text:p text:style-name="Preformatted_20_Text"/>
      <text:p text:style-name="P11">La imagen que se utiliza depende del tamaño disponible que se tenga para utilizar una imagen u otra. Dependerá de si es mayor de 320w, mayor de 800w o 1411w. Si el tamaño del navegador es menor o igual a 480px se utilizar el 100vw y si es mayor o igual que 1200px se utilizara 50vw. Con esto lo que se obtiene son dos visualizaciones con dos imágenes diferentes. La mas grande ocupa 924,2, la de 800 312,1 y la de 320 61,3kB.</text:p>
      <text:p text:style-name="P21"/>
      <text:h text:style-name="Heading_20_1" text:outline-level="1"><text:bookmark-start text:name="__RefHeading___Toc246_4066936870"/>3. Repositorio GitHub y Netlify<text:bookmark-end text:name="__RefHeading___Toc246_4066936870"/></text:h>
      <text:p text:style-name="P22">GitHub: <text:a xlink:type="simple" xlink:href="https://github.com/pascuord/proyectoLuna2" text:style-name="Internet_20_link" text:visited-style-name="Visited_20_Internet_20_Link">https://github.com/pascuord/proyectoLuna2</text:a></text:p>
      <text:p text:style-name="P22">Netlify: <text:a xlink:type="simple" xlink:href="https://awesome-lovelace-4603e6.netlify.app/index.html" text:style-name="Internet_20_link" text:visited-style-name="Visited_20_Internet_20_Link">https://awesome-lovelace-4603e6.netlify.app/index.html</text:a></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91b9" officeooo:paragraph-rsid="00018e48"/>
    </style:style>
    <style:style style:name="MT1" style:family="text">
      <style:text-properties officeooo:rsid="00018e48"/>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UOC – Universitat Oberta de Catalunya</text:p>
        <text:p text:style-name="MP1">Máster en programación de sitios y aplicaciones web</text:p>
        <text:p text:style-name="MP1">Herramientas HTML y CSS <text:span text:style-name="MT1">1</text:span> - PEC2</text:p>
      </style:header>
      <style:footer>
        <text:p text:style-name="Footer"><draw:frame draw:style-name="Mfr1" draw:name="Imagen1" text:anchor-type="char" svg:width="3.387cm" svg:height="1.693cm" draw:z-index="5"><draw:image xlink:href="Pictures/1000000000000190000000C830D37677DF61C59B.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0T13:50:20.869388367</meta:creation-date>
    <dc:date>2021-12-10T16:39:02.245944090</dc:date>
    <meta:editing-duration>PT1H9M22S</meta:editing-duration>
    <meta:editing-cycles>6</meta:editing-cycles>
    <meta:generator>LibreOffice/6.4.7.2$Linux_X86_64 LibreOffice_project/40$Build-2</meta:generator>
    <meta:document-statistic meta:table-count="0" meta:image-count="1" meta:object-count="0" meta:page-count="6" meta:paragraph-count="92" meta:word-count="870" meta:character-count="6134" meta:non-whitespace-character-count="5200"/>
  </office:meta>
</office:document-meta>
</file>